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f823"/>
    </style:style>
    <style:style style:name="P2" style:family="paragraph" style:parent-style-name="Text_20_body">
      <style:text-properties officeooo:paragraph-rsid="001de439"/>
    </style:style>
    <style:style style:name="P3" style:family="paragraph" style:parent-style-name="Text_20_body">
      <style:text-properties style:font-name="Roboto"/>
    </style:style>
    <style:style style:name="P4" style:family="paragraph" style:parent-style-name="Text_20_body">
      <style:text-properties style:font-name="Roboto" fo:background-color="#dddddd"/>
    </style:style>
    <style:style style:name="P5" style:family="paragraph" style:parent-style-name="Text_20_body">
      <style:text-properties style:font-name="Roboto" officeooo:rsid="002433a4" officeooo:paragraph-rsid="002433a4" fo:background-color="#dddddd"/>
    </style:style>
    <style:style style:name="P6" style:family="paragraph" style:parent-style-name="Text_20_body">
      <style:text-properties style:font-name="Roboto" officeooo:rsid="003fe42b" officeooo:paragraph-rsid="003fe42b"/>
    </style:style>
    <style:style style:name="P7" style:family="paragraph" style:parent-style-name="Text_20_body">
      <style:text-properties style:font-name="Roboto" officeooo:rsid="003d8941" officeooo:paragraph-rsid="003d8941"/>
    </style:style>
    <style:style style:name="P8" style:family="paragraph" style:parent-style-name="Text_20_body">
      <style:text-properties officeooo:paragraph-rsid="002617c1"/>
    </style:style>
    <style:style style:name="P9" style:family="paragraph" style:parent-style-name="Text_20_body">
      <style:text-properties fo:font-variant="normal" fo:text-transform="none" fo:color="#000000" style:font-name="Roboto" fo:letter-spacing="normal" fo:font-style="normal" fo:font-weight="normal" officeooo:paragraph-rsid="0026e3f1"/>
    </style:style>
    <style:style style:name="P10" style:family="paragraph" style:parent-style-name="Text_20_body">
      <style:text-properties fo:font-variant="normal" fo:text-transform="none" fo:color="#000000" style:font-name="Roboto" fo:letter-spacing="normal" fo:font-style="normal" fo:font-weight="normal" officeooo:rsid="002433a4" officeooo:paragraph-rsid="002433a4" fo:background-color="#dddddd"/>
    </style:style>
    <style:style style:name="P11" style:family="paragraph" style:parent-style-name="Text_20_body">
      <style:text-properties officeooo:paragraph-rsid="0030c4bd"/>
    </style:style>
    <style:style style:name="P12" style:family="paragraph" style:parent-style-name="Text_20_body">
      <style:text-properties officeooo:paragraph-rsid="003372ca"/>
    </style:style>
    <style:style style:name="P13" style:family="paragraph" style:parent-style-name="Text_20_body">
      <style:text-properties officeooo:paragraph-rsid="00347372"/>
    </style:style>
    <style:style style:name="P14" style:family="paragraph" style:parent-style-name="Text_20_body">
      <style:text-properties officeooo:paragraph-rsid="0034eed6"/>
    </style:style>
    <style:style style:name="P15" style:family="paragraph" style:parent-style-name="Text_20_body">
      <style:text-properties officeooo:paragraph-rsid="0038835e"/>
    </style:style>
    <style:style style:name="P16" style:family="paragraph" style:parent-style-name="Text_20_body">
      <style:text-properties officeooo:paragraph-rsid="003a65e7"/>
    </style:style>
    <style:style style:name="P17" style:family="paragraph" style:parent-style-name="Text_20_body">
      <style:text-properties officeooo:paragraph-rsid="003bc6aa"/>
    </style:style>
    <style:style style:name="P18" style:family="paragraph" style:parent-style-name="Text_20_body">
      <style:text-properties officeooo:rsid="003d8941" officeooo:paragraph-rsid="003d8941"/>
    </style:style>
    <style:style style:name="P19" style:family="paragraph" style:parent-style-name="Text_20_body">
      <style:text-properties officeooo:paragraph-rsid="003f6082"/>
    </style:style>
    <style:style style:name="P20" style:family="paragraph" style:parent-style-name="Text_20_body">
      <style:text-properties officeooo:paragraph-rsid="003fe42b"/>
    </style:style>
    <style:style style:name="P21" style:family="paragraph" style:parent-style-name="Text_20_body">
      <style:text-properties officeooo:paragraph-rsid="0050a536"/>
    </style:style>
    <style:style style:name="P22" style:family="paragraph" style:parent-style-name="Heading_20_3">
      <style:text-properties fo:background-color="#dddddd"/>
    </style:style>
    <style:style style:name="P23" style:family="paragraph" style:parent-style-name="Heading_20_3">
      <style:text-properties style:font-name="Roboto"/>
    </style:style>
    <style:style style:name="P24" style:family="paragraph" style:parent-style-name="Heading_20_3">
      <style:text-properties style:font-name="Roboto" fo:background-color="#dddddd"/>
    </style:style>
    <style:style style:name="P25" style:family="paragraph" style:parent-style-name="Heading_20_3">
      <style:text-properties style:font-name="Roboto" officeooo:rsid="002433a4" officeooo:paragraph-rsid="002433a4" fo:background-color="#dddddd"/>
    </style:style>
    <style:style style:name="P26" style:family="paragraph" style:parent-style-name="Heading_20_3">
      <style:text-properties style:font-name="Roboto" officeooo:rsid="002433a4" officeooo:paragraph-rsid="002433a4" fo:background-color="transparent"/>
    </style:style>
    <style:style style:name="P27" style:family="paragraph" style:parent-style-name="Heading_20_3">
      <style:text-properties fo:font-variant="normal" fo:text-transform="none" fo:color="#000000" style:font-name="Roboto" fo:letter-spacing="normal" fo:font-style="normal" fo:font-weight="bold" fo:background-color="#dddddd" style:font-weight-asian="bold" style:font-weight-complex="bold"/>
    </style:style>
    <style:style style:name="P28" style:family="paragraph" style:parent-style-name="Heading_20_3">
      <style:text-properties fo:font-variant="normal" fo:text-transform="none" fo:color="#000000" style:font-name="Roboto" fo:letter-spacing="normal" fo:font-style="normal" fo:font-weight="bold" officeooo:rsid="002433a4" officeooo:paragraph-rsid="002433a4" fo:background-color="#dddddd" style:font-weight-asian="bold" style:font-weight-complex="bold"/>
    </style:style>
    <style:style style:name="P29" style:family="paragraph" style:parent-style-name="Standard">
      <style:text-properties style:font-name="Roboto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letter-spacing="normal" fo:font-style="normal" fo:font-weight="normal" officeooo:rsid="002433a4" officeooo:paragraph-rsid="0026e3f1" fo:background-color="#dddddd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letter-spacing="normal" fo:font-style="normal" fo:font-weight="normal" officeooo:rsid="002433a4" officeooo:paragraph-rsid="002887f0" fo:background-color="#dddddd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letter-spacing="normal" fo:font-style="normal" fo:font-weight="normal" officeooo:rsid="002433a4" officeooo:paragraph-rsid="002efe25" fo:background-color="#dddddd"/>
    </style:style>
    <style:style style:name="P33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font-size="10.5pt" fo:letter-spacing="normal" fo:font-style="normal" fo:font-weight="normal" officeooo:rsid="002433a4" officeooo:paragraph-rsid="0026e3f1" fo:background-color="#dddddd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font-size="10.5pt" fo:letter-spacing="normal" fo:font-style="normal" fo:font-weight="normal" officeooo:rsid="002433a4" officeooo:paragraph-rsid="002887f0" fo:background-color="#dddddd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style:font-name="Roboto" officeooo:paragraph-rsid="0026e3f1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style:font-name="Roboto" officeooo:rsid="002433a4" officeooo:paragraph-rsid="0026e3f1" fo:background-color="#dddddd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style:font-name="Roboto" officeooo:rsid="002433a4" officeooo:paragraph-rsid="002887f0" fo:background-color="#dddddd"/>
    </style:style>
    <style:style style:name="P38" style:family="paragraph" style:parent-style-name="Heading_20_3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letter-spacing="normal" fo:font-style="normal" fo:font-weight="bold" officeooo:rsid="002433a4" officeooo:paragraph-rsid="0026e3f1" fo:background-color="#dddddd" style:font-weight-asian="bold" style:font-weight-complex="bold"/>
    </style:style>
    <style:style style:name="P39" style:family="paragraph" style:parent-style-name="Heading_20_3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letter-spacing="normal" fo:font-style="normal" fo:font-weight="bold" officeooo:rsid="002433a4" officeooo:paragraph-rsid="002887f0" fo:background-color="#dddddd" style:font-weight-asian="bold" style:font-weight-complex="bold"/>
    </style:style>
    <style:style style:name="P40" style:family="paragraph" style:parent-style-name="Heading_20_3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fo:font-variant="normal" fo:text-transform="none" fo:color="#000000" style:font-name="Roboto" fo:font-size="14pt" fo:letter-spacing="normal" fo:font-style="normal" fo:font-weight="bold" officeooo:rsid="002433a4" officeooo:paragraph-rsid="002887f0" fo:background-color="#dddddd" style:font-size-asian="14pt" style:font-weight-asian="bold" style:font-size-complex="14pt" style:font-weight-complex="bold"/>
    </style:style>
    <style:style style:name="P41" style:family="paragraph" style:parent-style-name="Heading_20_3">
      <style:paragraph-properties fo:margin-left="0cm" fo:margin-right="0cm" fo:margin-top="0cm" fo:margin-bottom="0cm" loext:contextual-spacing="false" style:line-height-at-least="0.556cm" fo:text-indent="0cm" style:auto-text-indent="false" fo:padding="0cm" fo:border="none"/>
      <style:text-properties style:font-name="Roboto" officeooo:rsid="002433a4" officeooo:paragraph-rsid="002887f0" fo:background-color="#dddddd"/>
    </style:style>
    <style:style style:name="P42" style:family="paragraph" style:parent-style-name="Text_20_body">
      <style:paragraph-properties fo:margin-top="0cm" fo:margin-bottom="0.247cm" loext:contextual-spacing="false"/>
    </style:style>
    <style:style style:name="P43" style:family="paragraph" style:parent-style-name="Text_20_body">
      <style:text-properties officeooo:paragraph-rsid="00551582"/>
    </style:style>
    <style:style style:name="P44" style:family="paragraph" style:parent-style-name="Text_20_body">
      <style:text-properties fo:font-weight="bold" officeooo:paragraph-rsid="00551582" style:font-weight-asian="bold" style:font-weight-complex="bold"/>
    </style:style>
    <style:style style:name="T1" style:family="text">
      <style:text-properties style:font-name="Roboto"/>
    </style:style>
    <style:style style:name="T2" style:family="text">
      <style:text-properties style:font-name="Roboto" fo:background-color="#dddddd" loext:char-shading-value="0"/>
    </style:style>
    <style:style style:name="T3" style:family="text">
      <style:text-properties style:font-name="Roboto" officeooo:rsid="00176c08" fo:background-color="#dddddd" loext:char-shading-value="0"/>
    </style:style>
    <style:style style:name="T4" style:family="text">
      <style:text-properties style:font-name="Roboto" officeooo:rsid="0012f999" fo:background-color="#dddddd" loext:char-shading-value="0"/>
    </style:style>
    <style:style style:name="T5" style:family="text">
      <style:text-properties style:font-name="Roboto" officeooo:rsid="00173544" fo:background-color="#dddddd" loext:char-shading-value="0"/>
    </style:style>
    <style:style style:name="T6" style:family="text">
      <style:text-properties style:font-name="Roboto" officeooo:rsid="001585f1" fo:background-color="#dddddd" loext:char-shading-value="0"/>
    </style:style>
    <style:style style:name="T7" style:family="text">
      <style:text-properties style:font-name="Roboto" officeooo:rsid="00136667" fo:background-color="#dddddd" loext:char-shading-value="0"/>
    </style:style>
    <style:style style:name="T8" style:family="text">
      <style:text-properties style:font-name="Roboto" officeooo:rsid="0014f823" fo:background-color="#dddddd" loext:char-shading-value="0"/>
    </style:style>
    <style:style style:name="T9" style:family="text">
      <style:text-properties style:font-name="Roboto" officeooo:rsid="00195dc5" fo:background-color="#dddddd" loext:char-shading-value="0"/>
    </style:style>
    <style:style style:name="T10" style:family="text">
      <style:text-properties style:font-name="Roboto" officeooo:rsid="001fbfd1" fo:background-color="#dddddd" loext:char-shading-value="0"/>
    </style:style>
    <style:style style:name="T11" style:family="text">
      <style:text-properties style:font-name="Roboto" officeooo:rsid="002617c1" fo:background-color="#dddddd" loext:char-shading-value="0"/>
    </style:style>
    <style:style style:name="T12" style:family="text">
      <style:text-properties style:font-name="Roboto" officeooo:rsid="0026e3f1" fo:background-color="#dddddd" loext:char-shading-value="0"/>
    </style:style>
    <style:style style:name="T13" style:family="text">
      <style:text-properties style:font-name="Roboto" officeooo:rsid="003a1c70" fo:background-color="#dddddd" loext:char-shading-value="0"/>
    </style:style>
    <style:style style:name="T14" style:family="text">
      <style:text-properties style:font-name="Roboto" officeooo:rsid="003a65e7" fo:background-color="#dddddd" loext:char-shading-value="0"/>
    </style:style>
    <style:style style:name="T15" style:family="text">
      <style:text-properties style:font-name="Roboto" officeooo:rsid="002433a4" fo:background-color="#dddddd" loext:char-shading-value="0"/>
    </style:style>
    <style:style style:name="T16" style:family="text">
      <style:text-properties style:font-name="Roboto" fo:font-weight="normal" officeooo:rsid="00173544" fo:background-color="#dddddd" loext:char-shading-value="0" style:font-weight-asian="normal" style:font-weight-complex="normal"/>
    </style:style>
    <style:style style:name="T17" style:family="text">
      <style:text-properties style:font-name="Roboto" fo:font-weight="normal" officeooo:rsid="0012f999" fo:background-color="#dddddd" loext:char-shading-value="0" style:font-weight-asian="normal" style:font-weight-complex="normal"/>
    </style:style>
    <style:style style:name="T18" style:family="text">
      <style:text-properties style:font-name="Roboto" fo:font-weight="normal" officeooo:rsid="001585f1" fo:background-color="#dddddd" loext:char-shading-value="0" style:font-weight-asian="normal" style:font-weight-complex="normal"/>
    </style:style>
    <style:style style:name="T19" style:family="text">
      <style:text-properties style:font-name="Roboto" fo:font-weight="normal" officeooo:rsid="001b432c" fo:background-color="#dddddd" loext:char-shading-value="0" style:font-weight-asian="normal" style:font-weight-complex="normal"/>
    </style:style>
    <style:style style:name="T20" style:family="text">
      <style:text-properties style:font-name="Roboto" fo:font-weight="normal" officeooo:rsid="001c8d49" fo:background-color="#dddddd" loext:char-shading-value="0" style:font-weight-asian="normal" style:font-weight-complex="normal"/>
    </style:style>
    <style:style style:name="T21" style:family="text">
      <style:text-properties style:font-name="Roboto" fo:font-weight="normal" officeooo:rsid="001de439" fo:background-color="#dddddd" loext:char-shading-value="0" style:font-weight-asian="normal" style:font-weight-complex="normal"/>
    </style:style>
    <style:style style:name="T22" style:family="text">
      <style:text-properties style:font-name="Roboto" fo:font-weight="normal" officeooo:rsid="001fbfd1" fo:background-color="#dddddd" loext:char-shading-value="0" style:font-weight-asian="normal" style:font-weight-complex="normal"/>
    </style:style>
    <style:style style:name="T23" style:family="text">
      <style:text-properties style:font-name="Roboto" fo:font-weight="normal" officeooo:rsid="002617c1" fo:background-color="#dddddd" loext:char-shading-value="0" style:font-weight-asian="normal" style:font-weight-complex="normal"/>
    </style:style>
    <style:style style:name="T24" style:family="text">
      <style:text-properties style:font-name="Roboto" fo:font-weight="normal" officeooo:rsid="0031dd24" fo:background-color="#dddddd" loext:char-shading-value="0" style:font-weight-asian="normal" style:font-weight-complex="normal"/>
    </style:style>
    <style:style style:name="T25" style:family="text">
      <style:text-properties style:font-name="Roboto" fo:font-weight="normal" officeooo:rsid="00377017" fo:background-color="#dddddd" loext:char-shading-value="0" style:font-weight-asian="normal" style:font-weight-complex="normal"/>
    </style:style>
    <style:style style:name="T26" style:family="text">
      <style:text-properties style:font-name="Roboto" fo:font-weight="normal" officeooo:rsid="0038835e" fo:background-color="#dddddd" loext:char-shading-value="0" style:font-weight-asian="normal" style:font-weight-complex="normal"/>
    </style:style>
    <style:style style:name="T27" style:family="text">
      <style:text-properties style:font-name="Roboto" fo:font-weight="normal" officeooo:rsid="003a1c70" fo:background-color="#dddddd" loext:char-shading-value="0" style:font-weight-asian="normal" style:font-weight-complex="normal"/>
    </style:style>
    <style:style style:name="T28" style:family="text">
      <style:text-properties style:font-name="Roboto" fo:font-weight="normal" style:font-weight-asian="normal" style:font-weight-complex="normal"/>
    </style:style>
    <style:style style:name="T29" style:family="text">
      <style:text-properties style:font-name="Roboto" fo:font-weight="normal" officeooo:rsid="003372ca" style:font-weight-asian="normal" style:font-weight-complex="normal"/>
    </style:style>
    <style:style style:name="T30" style:family="text">
      <style:text-properties style:font-name="Roboto" fo:font-weight="normal" officeooo:rsid="00347372" style:font-weight-asian="normal" style:font-weight-complex="normal"/>
    </style:style>
    <style:style style:name="T31" style:family="text">
      <style:text-properties style:font-name="Roboto" fo:font-weight="normal" officeooo:rsid="0036b0e7" style:font-weight-asian="normal" style:font-weight-complex="normal"/>
    </style:style>
    <style:style style:name="T32" style:family="text">
      <style:text-properties style:font-name="Roboto" fo:font-weight="normal" officeooo:rsid="003a65e7" style:font-weight-asian="normal" style:font-weight-complex="normal"/>
    </style:style>
    <style:style style:name="T33" style:family="text">
      <style:text-properties style:font-name="Roboto" fo:font-weight="normal" officeooo:rsid="003d3e67" style:font-weight-asian="normal" style:font-weight-complex="normal"/>
    </style:style>
    <style:style style:name="T34" style:family="text">
      <style:text-properties style:font-name="Roboto" fo:font-weight="normal" officeooo:rsid="003d8941" style:font-weight-asian="normal" style:font-weight-complex="normal"/>
    </style:style>
    <style:style style:name="T35" style:family="text">
      <style:text-properties style:font-name="Roboto" fo:font-weight="normal" officeooo:rsid="003f6082" style:font-weight-asian="normal" style:font-weight-complex="normal"/>
    </style:style>
    <style:style style:name="T36" style:family="text">
      <style:text-properties style:font-name="Roboto" fo:font-weight="normal" officeooo:rsid="00453240" style:font-weight-asian="normal" style:font-weight-complex="normal"/>
    </style:style>
    <style:style style:name="T37" style:family="text">
      <style:text-properties style:font-name="Roboto" fo:font-weight="normal" officeooo:rsid="00471edd" style:font-weight-asian="normal" style:font-weight-complex="normal"/>
    </style:style>
    <style:style style:name="T38" style:family="text">
      <style:text-properties style:font-name="Roboto" fo:font-weight="normal" officeooo:rsid="0049edef" style:font-weight-asian="normal" style:font-weight-complex="normal"/>
    </style:style>
    <style:style style:name="T39" style:family="text">
      <style:text-properties style:font-name="Roboto" fo:font-weight="normal" officeooo:rsid="0050a536" style:font-weight-asian="normal" style:font-weight-complex="normal"/>
    </style:style>
    <style:style style:name="T40" style:family="text">
      <style:text-properties style:font-name="Roboto" fo:font-weight="normal" officeooo:rsid="0030c4bd" fo:background-color="#cccccc" loext:char-shading-value="0" style:font-weight-asian="normal" style:font-weight-complex="normal"/>
    </style:style>
    <style:style style:name="T41" style:family="text">
      <style:text-properties style:font-name="Roboto" fo:font-weight="normal" officeooo:rsid="003372ca" fo:background-color="#cccccc" loext:char-shading-value="0" style:font-weight-asian="normal" style:font-weight-complex="normal"/>
    </style:style>
    <style:style style:name="T42" style:family="text">
      <style:text-properties style:font-name="Roboto" fo:font-weight="normal" officeooo:rsid="0043a92d" fo:background-color="#cccccc" loext:char-shading-value="0" style:font-weight-asian="normal" style:font-weight-complex="normal"/>
    </style:style>
    <style:style style:name="T43" style:family="text">
      <style:text-properties style:font-name="Roboto" fo:background-color="#cccccc" loext:char-shading-value="0"/>
    </style:style>
    <style:style style:name="T44" style:family="text">
      <style:text-properties style:font-name="Roboto" officeooo:rsid="0031dd24"/>
    </style:style>
    <style:style style:name="T45" style:family="text">
      <style:text-properties style:font-name="Roboto" officeooo:rsid="00347372"/>
    </style:style>
    <style:style style:name="T46" style:family="text">
      <style:text-properties style:font-name="Roboto" officeooo:rsid="0034eed6"/>
    </style:style>
    <style:style style:name="T47" style:family="text">
      <style:text-properties style:font-name="Roboto" officeooo:rsid="003a1c70"/>
    </style:style>
    <style:style style:name="T48" style:family="text">
      <style:text-properties style:font-name="Roboto" officeooo:rsid="003a65e7"/>
    </style:style>
    <style:style style:name="T49" style:family="text">
      <style:text-properties style:font-name="Roboto" officeooo:rsid="003bc6aa"/>
    </style:style>
    <style:style style:name="T50" style:family="text">
      <style:text-properties style:font-name="Roboto" officeooo:rsid="003d8941"/>
    </style:style>
    <style:style style:name="T51" style:family="text">
      <style:text-properties style:font-name="Roboto" officeooo:rsid="003f6082"/>
    </style:style>
    <style:style style:name="T52" style:family="text">
      <style:text-properties style:font-name="Roboto" officeooo:rsid="003fe42b"/>
    </style:style>
    <style:style style:name="T53" style:family="text">
      <style:text-properties style:font-name="Roboto" fo:font-size="12pt" fo:font-weight="normal" officeooo:rsid="003f6082" style:font-size-asian="12pt" style:font-weight-asian="normal" style:font-size-complex="12pt" style:font-weight-complex="normal"/>
    </style:style>
    <style:style style:name="T54" style:family="text">
      <style:text-properties style:font-name="Roboto" officeooo:rsid="0048a5d7"/>
    </style:style>
    <style:style style:name="T55" style:family="text">
      <style:text-properties style:font-name="Roboto" officeooo:rsid="004cccdd"/>
    </style:style>
    <style:style style:name="T56" style:family="text">
      <style:text-properties style:font-name="Roboto" officeooo:rsid="0050a536"/>
    </style:style>
    <style:style style:name="T57" style:family="text">
      <style:text-properties style:font-name="Roboto" officeooo:rsid="00514708"/>
    </style:style>
    <style:style style:name="T58" style:family="text">
      <style:text-properties style:font-name="Roboto" officeooo:rsid="00551582"/>
    </style:style>
    <style:style style:name="T59" style:family="text">
      <style:text-properties officeooo:rsid="0012f999"/>
    </style:style>
    <style:style style:name="T60" style:family="text">
      <style:text-properties fo:font-size="10.5pt"/>
    </style:style>
    <style:style style:name="T61" style:family="text">
      <style:text-properties fo:font-size="10.5pt" fo:font-weight="bold"/>
    </style:style>
    <style:style style:name="T62" style:family="text">
      <style:text-properties fo:font-size="10.5pt" officeooo:rsid="0026e3f1"/>
    </style:style>
    <style:style style:name="T63" style:family="text">
      <style:text-properties fo:font-size="10.5pt" officeooo:rsid="002887f0"/>
    </style:style>
    <style:style style:name="T64" style:family="text">
      <style:text-properties fo:font-size="10.5pt" fo:font-weight="normal" officeooo:rsid="002efe25" style:font-weight-asian="normal" style:font-weight-complex="normal"/>
    </style:style>
    <style:style style:name="T65" style:family="text">
      <style:text-properties fo:font-size="10.5pt" officeooo:rsid="002efe25"/>
    </style:style>
    <style:style style:name="T66" style:family="text">
      <style:text-properties fo:background-color="#dddddd" loext:char-shading-value="0"/>
    </style:style>
    <style:style style:name="T67" style:family="text">
      <style:text-properties fo:font-weight="normal" officeooo:rsid="001b432c" fo:background-color="#dddddd" loext:char-shading-value="0" style:font-weight-asian="normal" style:font-weight-complex="normal"/>
    </style:style>
    <style:style style:name="T68" style:family="text">
      <style:text-properties fo:font-weight="normal" officeooo:rsid="00173544" fo:background-color="#dddddd" loext:char-shading-value="0" style:font-weight-asian="normal" style:font-weight-complex="normal"/>
    </style:style>
    <style:style style:name="T69" style:family="text">
      <style:text-properties fo:font-weight="normal" officeooo:rsid="0026e3f1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fo:font-size="10.5pt" fo:letter-spacing="normal" fo:font-style="normal" fo:font-weight="bold"/>
    </style:style>
    <style:style style:name="T71" style:family="text">
      <style:text-properties fo:font-variant="normal" fo:text-transform="none" fo:color="#000000" fo:font-size="10.5pt" fo:letter-spacing="normal" fo:font-style="normal" fo:font-weight="bold" fo:background-color="#dddddd" loext:char-shading-value="0"/>
    </style:style>
    <style:style style:name="T72" style:family="text">
      <style:text-properties fo:font-variant="normal" fo:text-transform="none" fo:color="#000000" fo:font-size="10.5pt" fo:letter-spacing="normal" fo:font-style="normal" fo:font-weight="normal"/>
    </style:style>
    <style:style style:name="T73" style:family="text">
      <style:text-properties fo:font-variant="normal" fo:text-transform="none" fo:color="#000000" fo:font-size="10.5pt" fo:letter-spacing="normal" fo:font-style="normal" fo:font-weight="normal" fo:background-color="#dddddd" loext:char-shading-value="0"/>
    </style:style>
    <style:style style:name="T74" style:family="text">
      <style:text-properties fo:font-variant="normal" fo:text-transform="none" fo:color="#000000" fo:font-size="10.5pt" fo:letter-spacing="normal" fo:font-style="normal" fo:font-weight="normal" officeooo:rsid="0026e3f1" fo:background-color="#dddddd" loext:char-shading-value="0"/>
    </style:style>
    <style:style style:name="T75" style:family="text">
      <style:text-properties fo:font-variant="normal" fo:text-transform="none" fo:color="#000000" fo:font-size="10.5pt" fo:letter-spacing="normal" fo:font-style="normal" fo:font-weight="normal" officeooo:rsid="00400b1d"/>
    </style:style>
    <style:style style:name="T76" style:family="text">
      <style:text-properties fo:font-variant="normal" fo:text-transform="none" fo:color="#000000" fo:font-size="10.5pt" fo:letter-spacing="normal" fo:font-style="normal" fo:font-weight="normal" officeooo:rsid="0041f0ce"/>
    </style:style>
    <style:style style:name="T77" style:family="text">
      <style:text-properties officeooo:rsid="002bd19b"/>
    </style:style>
    <style:style style:name="T78" style:family="text">
      <style:text-properties officeooo:rsid="003f6082"/>
    </style:style>
    <style:style style:name="T79" style:family="text">
      <style:text-properties style:font-name="Arial" fo:font-size="12pt" fo:font-weight="normal" officeooo:rsid="003f6082" style:font-size-asian="12pt" style:font-weight-asian="normal" style:font-size-complex="12pt" style:font-weight-complex="normal"/>
    </style:style>
    <style:style style:name="T80" style:family="text">
      <style:text-properties officeooo:rsid="0041f0ce"/>
    </style:style>
    <style:style style:name="T81" style:family="text">
      <style:text-properties officeooo:rsid="0043a92d"/>
    </style:style>
    <style:style style:name="T82" style:family="text">
      <style:text-properties officeooo:rsid="004532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ituições</text:h>
      <text:p text:style-name="Text_20_body"><text:span text:style-name="Strong_20_Emphasis"><text:span text:style-name="T1">Definição:</text:span></text:span><text:span text:style-name="T1"><text:line-break/>Instituições são organizações ou mecanismos sociais que controlam o funcionamento da sociedade, no caso de Instituições Educacionais, são os órgãos responsáveis por promover o saber e formar agentes transformadores da sociedade. ex: Escolas, Universidades, Secretarias de Educação, etc... </text:span></text:p>
      <text:p text:style-name="Text_20_body"><text:span text:style-name="Strong_20_Emphasis"><text:span text:style-name="T1">Instruções Rápidas:</text:span></text:span><text:span text:style-name="T1"><text:line-break/>Clique no botão + para cadastrar uma Instituição<text:line-break/>Clique sobre o nome de uma Institução para editá-la.<text:line-break/>Clique no balão correspondente na coluna 'opções' para ver todas as informações de uma Instituição sem precisar editá-la.<text:line-break/>Clique na lixeira para remover uma Instituição. </text:span></text:p>
      <text:h text:style-name="Heading_20_3" text:outline-level="3">--------------------------</text:h>
      <text:h text:style-name="P22" text:outline-level="3"><text:span text:style-name="T59">T</text:span>ipos de Unidades</text:h>
      <text:p text:style-name="Text_20_body"><text:span text:style-name="Strong_20_Emphasis"><text:span text:style-name="T2">Definição:</text:span></text:span><text:span text:style-name="T2"><text:line-break/></text:span><text:span text:style-name="T7">Tipos de Unidades</text:span><text:span text:style-name="T2"> </text:span><text:span text:style-name="T7">são formas de classificação de uma unidade de ensino conforme as características d</text:span><text:span text:style-name="T12">o</text:span><text:span text:style-name="T7"> alunos atendidos, </text:span><text:span text:style-name="T12">idade, </text:span><text:span text:style-name="T7">localização</text:span><text:span text:style-name="T2">, </text:span><text:span text:style-name="T7">etc.</text:span><text:span text:style-name="T2"> ex: </text:span><text:span text:style-name="T7">Centro de Educação Infantil</text:span><text:span text:style-name="T2">, </text:span><text:span text:style-name="T7">Grupo Escolar, Escola Básica</text:span><text:span text:style-name="T2">, </text:span><text:span text:style-name="T7">Escola Isolada</text:span><text:span text:style-name="T2">, etc... </text:span></text:p>
      <text:p text:style-name="P1"><text:span text:style-name="Strong_20_Emphasis"><text:span text:style-name="T2">Instruções Rápidas:</text:span></text:span><text:span text:style-name="T2"><text:line-break/>Clique no botão + para cadastrar um </text:span><text:span text:style-name="T7">Tipo de Unidade </text:span><text:span text:style-name="T2"><text:line-break/>Clique sobre o nome de um </text:span><text:span text:style-name="T8">Tipo de Unidade</text:span><text:span text:style-name="T2"> para editá-la.<text:line-break/>Clique na lixeira para remover </text:span><text:span text:style-name="T8">Tipo de Unidade</text:span><text:span text:style-name="T2">. </text:span></text:p>
      <text:h text:style-name="Heading_20_3" text:outline-level="3">----------------------------------------</text:h>
      <text:h text:style-name="P22" text:outline-level="3">Unidades de Ensino</text:h>
      <text:p text:style-name="Text_20_body"><text:span text:style-name="Strong_20_Emphasis"><text:span text:style-name="T2">Definição:</text:span></text:span><text:span text:style-name="T2"><text:line-break/></text:span><text:span text:style-name="T4">Unidades de ensino </text:span><text:span text:style-name="T2">são os órgãos responsáveis por promover o saber e formar agentes transformadores da sociedade, </text:span><text:span text:style-name="T5">essas unidades são identificadas através de um nome</text:span><text:span text:style-name="T2">. ex: </text:span><text:span text:style-name="T6">CEI Adélia Russi da Silva, Escola Básica Ariribá, </text:span><text:span text:style-name="T5">etc</text:span></text:p>
      <text:p text:style-name="Text_20_body"><text:span text:style-name="Strong_20_Emphasis"><text:span text:style-name="T2">Instruções Rápidas:</text:span></text:span><text:span text:style-name="T2"><text:line-break/>Clique no botão + para cadastrar uma Unidade de Ensino<text:line-break/>Clique sobre o nome de uma Unidade para editá-la.<text:line-break/>Clique no balão correspondente na coluna 'opções' para ver todas as informações de uma Unidade sem precisar editá-la.<text:line-break/>Clique na lixeira para remover uma Unidade. </text:span></text:p>
      <text:p text:style-name="P3"/>
      <text:h text:style-name="P24" text:outline-level="3"><text:soft-page-break/>Módulo</text:h>
      <text:p text:style-name="P2"><text:span text:style-name="Strong_20_Emphasis"><text:span text:style-name="T2">Definição: </text:span></text:span><text:span text:style-name="Strong_20_Emphasis"><text:span text:style-name="T19">Módulos</text:span></text:span><text:span text:style-name="Strong_20_Emphasis"><text:span text:style-name="T17"> </text:span></text:span><text:span text:style-name="Strong_20_Emphasis"><text:span text:style-name="T16">são </text:span></text:span><text:span text:style-name="Strong_20_Emphasis"><text:span text:style-name="T20">divisões </text:span></text:span><text:span text:style-name="Strong_20_Emphasis"><text:span text:style-name="T21">de um curso que agrupam etapas</text:span></text:span><text:span text:style-name="Strong_20_Emphasis"><text:span text:style-name="T16"> ex: </text:span></text:span><text:span text:style-name="Strong_20_Emphasis"><text:span text:style-name="T21">Anos Iniciais</text:span></text:span><text:span text:style-name="Strong_20_Emphasis"><text:span text:style-name="T18">, </text:span></text:span><text:span text:style-name="Strong_20_Emphasis"><text:span text:style-name="T21">Anos Finais</text:span></text:span></text:p>
      <text:p text:style-name="Text_20_body"><text:span text:style-name="Strong_20_Emphasis"><text:span text:style-name="T2">Instruções Rápidas:</text:span></text:span><text:span text:style-name="T2"><text:line-break/>Clique no botão + para cadastrar um </text:span><text:span text:style-name="T9">Módulo</text:span><text:span text:style-name="T2"><text:line-break/>Clique sobre o nome de um </text:span><text:span text:style-name="T3">módulo</text:span><text:span text:style-name="T2"> para editá-l</text:span><text:span text:style-name="T3">o</text:span><text:span text:style-name="T2">.<text:line-break/>Clique na lixeira para remover um </text:span><text:span text:style-name="T3">módulo</text:span><text:span text:style-name="T2">. </text:span></text:p>
      <text:h text:style-name="P27" text:outline-level="3">Modelo de Horário</text:h>
      <text:p text:style-name="P9"><text:span text:style-name="Strong_20_Emphasis"><text:span text:style-name="T66">Definição: </text:span></text:span><text:span text:style-name="Strong_20_Emphasis"><text:span text:style-name="T67">M</text:span></text:span><text:span text:style-name="Strong_20_Emphasis"><text:span text:style-name="T69">odelos de horários definem a quantidade e a duração das aulas bem como a duração do intervalo para um determinado curso</text:span></text:span><text:span text:style-name="Strong_20_Emphasis"><text:span text:style-name="T68"> ex: </text:span></text:span><text:span text:style-name="Strong_20_Emphasis"><text:span text:style-name="T69">Modelo 2016 </text:span></text:span></text:p>
      <text:p text:style-name="P35"><text:span text:style-name="Strong_20_Emphasis"><text:span text:style-name="T71">Instruções Rápidas:</text:span></text:span><text:span text:style-name="T73"><text:line-break/>Clique no botão + para cadastrar um </text:span><text:span text:style-name="T74">Modelo de horário</text:span><text:span text:style-name="T73"><text:line-break/>Clique sobre o nome de um </text:span><text:span text:style-name="T74">Modelo de Horário</text:span><text:span text:style-name="T73"> para editá-l</text:span><text:span text:style-name="T74">o</text:span><text:span text:style-name="T73">.<text:line-break/>Clique na lixeira para remover um </text:span><text:span text:style-name="T74">Modelo de Horário</text:span><text:span text:style-name="T73">.</text:span></text:p>
      <text:h text:style-name="P24" text:outline-level="3"/>
      <text:h text:style-name="P24" text:outline-level="3">Regimes de Ensino</text:h>
      <text:p text:style-name="P8"><text:span text:style-name="Strong_20_Emphasis"><text:span text:style-name="T2">Definição:</text:span></text:span><text:span text:style-name="Strong_20_Emphasis"><text:span text:style-name="T10"> </text:span></text:span><text:span text:style-name="Strong_20_Emphasis"><text:span text:style-name="T22">Regime</text:span></text:span><text:span text:style-name="Strong_20_Emphasis"><text:span text:style-name="T23">s</text:span></text:span><text:span text:style-name="Strong_20_Emphasis"><text:span text:style-name="T22"> de ensino </text:span></text:span><text:span text:style-name="Strong_20_Emphasis"><text:span text:style-name="T23">são unidades de tempo que dividem o ano letivo</text:span></text:span><text:span text:style-name="Strong_20_Emphasis"><text:span text:style-name="T22">. Ex: Bimestral, Trimestral, Semestral </text:span></text:span><text:span text:style-name="T2"><text:s/></text:span></text:p>
      <text:p text:style-name="P8"><text:span text:style-name="Strong_20_Emphasis"><text:span text:style-name="T2">Instruções Rápidas:</text:span></text:span><text:span text:style-name="T2"><text:line-break/>Clique no botão + para cadastrar um regime </text:span><text:span text:style-name="T10">de ensino</text:span><text:span text:style-name="T2"><text:line-break/>Clique sobre o nome de um regime </text:span><text:span text:style-name="T10">de ensino </text:span><text:span text:style-name="T2">para editá-l</text:span><text:span text:style-name="T10">o</text:span><text:span text:style-name="T2">.<text:line-break/>Clique na lixeira para remover um regime </text:span><text:span text:style-name="T10">de ensino</text:span><text:span text:style-name="T2">. </text:span></text:p>
      <text:p text:style-name="P4"/>
      <text:h text:style-name="P28" text:outline-level="3">Cursos</text:h>
      <text:p text:style-name="P10"><text:span text:style-name="Strong_20_Emphasis"><text:span text:style-name="T61">Definição:</text:span></text:span><text:line-break/><text:span text:style-name="T60">Cursos são um conjunto de etapas com o objetivo de formação do estudante. ex: Ensino Fundamental, Educação de Jovens e Adultos, Educação Infantil, etc...</text:span></text:p>
      <text:p text:style-name="P30"><text:span text:style-name="Strong_20_Emphasis"><text:span text:style-name="T61">Instruções Rápidas:</text:span></text:span><text:span text:style-name="T60"><text:line-break/>Clique no botão + para cadastrar um curso<text:line-break/>Clique sobre o nome de um curso para editá-l</text:span><text:span text:style-name="T62">o</text:span><text:span text:style-name="T60">.<text:line-break/>Clique no balão correspondente na coluna 'opções' para ver todas as informações de um curso sem precisar editá-lo.<text:line-break/>Clique na lixeira para remover um curso.</text:span></text:p>
      <text:p text:style-name="P33"/>
      <text:h text:style-name="P38" text:outline-level="3">Etapas</text:h>
      <text:p text:style-name="P30"><text:span text:style-name="Strong_20_Emphasis"><text:span text:style-name="T61">Definição:</text:span></text:span><text:line-break/><text:span text:style-name="T60">Etapas são partes de um curso, na qual o discente deve ser aprovado para conclusão do </text:span><text:soft-page-break/><text:span text:style-name="T60">mesmo.</text:span><text:line-break/><text:span text:style-name="T60">ex: 1º ano, 2º ano, etc…</text:span></text:p>
      <text:p text:style-name="P33"/>
      <text:p text:style-name="P30"><text:span text:style-name="Strong_20_Emphasis"><text:span text:style-name="T61">Instruções Rápidas:</text:span></text:span><text:span text:style-name="T60"><text:line-break/>Clique no botão + para cadastrar uma etapa<text:line-break/>Clique sobre o nome de uma etapa para editá-la.<text:line-break/>Clique no balão correspondente na coluna 'opções' para ver todas as informações de uma etapa sem precisar editá-la.<text:line-break/>Clique na lixeira para remover uma etapa.</text:span></text:p>
      <text:p text:style-name="P36"/>
      <text:h text:style-name="P28" text:outline-level="3">Disciplina</text:h>
      <text:p text:style-name="P32"><text:span text:style-name="Strong_20_Emphasis"><text:span text:style-name="T61">Definição: </text:span></text:span><text:span text:style-name="Strong_20_Emphasis"><text:span text:style-name="T64">Disciplinas são conteúdos que abrangem um campo do conhecimento humano</text:span></text:span></text:p>
      <text:p text:style-name="P37"/>
      <text:p text:style-name="P37"><text:span text:style-name="Strong_20_Emphasis"><text:span text:style-name="T70">Instruções Rápidas:</text:span></text:span><text:line-break/><text:span text:style-name="T80">Selecione um curso e uma etapa, c</text:span><text:span text:style-name="T72">lique no botão + para cadastrar um</text:span><text:span text:style-name="T76">a</text:span><text:span text:style-name="T72"> disciplina</text:span><text:line-break/><text:span text:style-name="T72">Clique sobre o nome de uma disciplina para editá-la.</text:span><text:line-break/><text:span text:style-name="T72">Clique na lixeira para remover uma disciplina.</text:span></text:p>
      <text:p text:style-name="P34"/>
      <text:h text:style-name="P40" text:outline-level="3">Turno</text:h>
      <text:p text:style-name="P34"/>
      <text:p text:style-name="P31"><text:span text:style-name="Strong_20_Emphasis"><text:span text:style-name="T61">Definição: </text:span></text:span><text:span text:style-name="T63">Turnos</text:span><text:span text:style-name="T60"> são </text:span><text:span text:style-name="T65">períodos</text:span><text:span text:style-name="T63"> de tempo que compreendem a aula. </text:span><text:span text:style-name="T60"><text:line-break/>ex: </text:span><text:span text:style-name="T63">Matutino, Vespertino, Noturno</text:span></text:p>
      <text:p text:style-name="P34"/>
      <text:p text:style-name="P37"><text:span text:style-name="Strong_20_Emphasis"><text:span text:style-name="T70">Instruções Rápidas:</text:span></text:span><text:span text:style-name="T72"><text:line-break/>Clique no botão + para cadastrar um Turno<text:line-break/>Clique sobre o nome de um Turno para editá-l</text:span><text:span text:style-name="T75">o</text:span><text:span text:style-name="T72">.<text:line-break/>Clique no balão correspondente na coluna 'opções' para ver todas as informações de um </text:span><text:span text:style-name="T75">turno</text:span><text:span text:style-name="T72"> sem precisar editá-l</text:span><text:span text:style-name="T75">o</text:span><text:span text:style-name="T72">.<text:line-break/>Clique na lixeira para remover um Turno.</text:span></text:p>
      <text:p text:style-name="P34"/>
      <text:h text:style-name="P39" text:outline-level="3">Turmas</text:h>
      <text:p text:style-name="P37"><text:span text:style-name="Strong_20_Emphasis"><text:span text:style-name="T70">Definição: </text:span></text:span><text:span text:style-name="T72">Espaço físico usado pelo professor no aprendizado para reunir os alunos pertencentes à uma mesma etapa.</text:span><text:line-break/><text:span text:style-name="T72">ex: Turma 101, Turma 201, etc…</text:span></text:p>
      <text:p text:style-name="P34"/>
      <text:p text:style-name="P37"><text:span text:style-name="Strong_20_Emphasis"><text:span text:style-name="T70">Instruções Rápidas:</text:span></text:span><text:span text:style-name="T72"><text:line-break/>Clique no botão + para cadastrar uma turma<text:line-break/>Clique sobre o nome de uma turma para editá-la.<text:line-break/>Clique no balão correspondente na coluna 'opções' para ver todas as informações de uma turma sem precisar editá-la.<text:line-break/>Clique na lixeira para remover uma turma.</text:span></text:p>
      <text:p text:style-name="P37"/>
      <text:h text:style-name="P41" text:outline-level="3">Quadro de Horario</text:h>
      <text:p text:style-name="P11"><text:span text:style-name="Strong_20_Emphasis"><text:span text:style-name="T43">Definição: </text:span></text:span><text:span text:style-name="Strong_20_Emphasis"><text:span text:style-name="T40">Quadro de horário </text:span></text:span><text:span text:style-name="Strong_20_Emphasis"><text:span text:style-name="T42">define parâmetros para o calendário escolar de uma unidade e suas particularidades</text:span></text:span><text:span text:style-name="Strong_20_Emphasis"><text:span text:style-name="T40">. </text:span></text:span></text:p>
      <text:p text:style-name="P37"><text:soft-page-break/><text:span text:style-name="Strong_20_Emphasis">Instruções Rápidas:</text:span><text:line-break/>Clique no botão + para cadastrar um <text:span text:style-name="T80">Quadro de horários</text:span><text:line-break/>Clique sobre o nome de um <text:span text:style-name="T81">Quadro de horários</text:span> para editá-l<text:span text:style-name="T80">o</text:span>.<text:line-break/>Clique na lixeira para remover um <text:span text:style-name="T81">Quadro de horários</text:span>. </text:p>
      <text:p text:style-name="P37"/>
      <text:h text:style-name="P41" text:outline-level="3">Eventos</text:h>
      <text:p text:style-name="P19"><text:span text:style-name="Strong_20_Emphasis"><text:span text:style-name="T1">Definição: </text:span></text:span><text:span text:style-name="Strong_20_Emphasis"><text:span text:style-name="T35">Eventos são acontecimentos organizados pela unidade escolar, com objetivos institucional, administrativo, pedagógicos, comunitários ou promocionais. Ex: </text:span></text:span><text:span text:style-name="Strong_20_Emphasis"><text:span text:style-name="T79">Reunião de Pais</text:span></text:span><text:span text:style-name="Strong_20_Emphasis"><text:span text:style-name="T53">, </text:span></text:span><text:span text:style-name="Strong_20_Emphasis"><text:span text:style-name="T79">MIC</text:span></text:span><text:span text:style-name="Strong_20_Emphasis"><text:span text:style-name="T53">, </text:span></text:span><text:span text:style-name="Strong_20_Emphasis"><text:span text:style-name="T79">Festa Julina</text:span></text:span><text:span text:style-name="T1"><text:line-break/></text:span><text:span text:style-name="Strong_20_Emphasis"><text:span text:style-name="T1">Instruções Rápidas:</text:span></text:span><text:span text:style-name="T1"><text:line-break/>Clique no botão + para cadastrar um </text:span><text:span text:style-name="T51">Evento</text:span><text:span text:style-name="T1"><text:line-break/>Clique sobre o nome de uma </text:span><text:span text:style-name="T51">Evento</text:span><text:span text:style-name="T1"> para editá-la.<text:line-break/>Clique na lixeira para remover um </text:span><text:span text:style-name="T51">Evento</text:span><text:span text:style-name="T1">. </text:span></text:p>
      <text:h text:style-name="P41" text:outline-level="3"/>
      <text:h text:style-name="P41" text:outline-level="3">Calendário <text:span text:style-name="T78">Acadêmico</text:span></text:h>
      <text:p text:style-name="Text_20_body"><text:span text:style-name="Strong_20_Emphasis"><text:span text:style-name="T1">Definição: </text:span></text:span><text:span text:style-name="Strong_20_Emphasis"><text:span text:style-name="T28">O calendário acadêmico apresenta todas as atividades que acontecem </text:span></text:span><text:span text:style-name="Strong_20_Emphasis"><text:span text:style-name="T36">na unidade escolar </text:span></text:span><text:span text:style-name="Strong_20_Emphasis"><text:span text:style-name="T28">durante o ano letivo </text:span></text:span></text:p>
      <text:p text:style-name="P20"><text:span text:style-name="Strong_20_Emphasis"><text:span text:style-name="T1">Instruções Rápidas:</text:span></text:span><text:span text:style-name="T1"><text:line-break/>Clique no botão + para cadastrar um </text:span><text:span text:style-name="T52">Calendário</text:span><text:span text:style-name="T1"><text:line-break/>Clique sobre o nome de um </text:span><text:span text:style-name="T52">calendário</text:span><text:span text:style-name="T1"> para </text:span><text:span text:style-name="T52">visualizar um calendário e adicionar eventos</text:span><text:span text:style-name="T1">.</text:span></text:p>
      <text:p text:style-name="P6">Clique no botão correspondente na coluna ‘opções’ para <text:span text:style-name="T82">editá-lo</text:span></text:p>
      <text:p text:style-name="P20"><text:span text:style-name="T1">Clique na lixeira para remover uma </text:span><text:span text:style-name="T52">Calendário</text:span><text:span text:style-name="T1">. </text:span></text:p>
      <text:h text:style-name="P41" text:outline-level="3">Matrículas e Enturmações</text:h>
      <text:p text:style-name="Text_20_body"><text:span text:style-name="Strong_20_Emphasis"><text:span text:style-name="T1">Definição: </text:span></text:span><text:span text:style-name="Strong_20_Emphasis"><text:span text:style-name="T37">Matrículas e enturmações </text:span></text:span><text:span text:style-name="Strong_20_Emphasis"><text:span text:style-name="T39">consiste</text:span></text:span><text:span text:style-name="Strong_20_Emphasis"><text:span text:style-name="T37"> </text:span></text:span><text:span text:style-name="Strong_20_Emphasis"><text:span text:style-name="T39">n</text:span></text:span><text:span text:style-name="Strong_20_Emphasis"><text:span text:style-name="T37">o local destinado para </text:span></text:span><text:span text:style-name="Strong_20_Emphasis"><text:span text:style-name="T38">registro</text:span></text:span><text:span text:style-name="Strong_20_Emphasis"><text:span text:style-name="T37"> de um </text:span></text:span><text:span text:style-name="Strong_20_Emphasis"><text:span text:style-name="T39">discente</text:span></text:span><text:span text:style-name="Strong_20_Emphasis"><text:span text:style-name="T37"> em uma unidade escolar e </text:span></text:span><text:span text:style-name="Strong_20_Emphasis"><text:span text:style-name="T39">a definição de </text:span></text:span><text:span text:style-name="Strong_20_Emphasis"><text:span text:style-name="T37">turma </text:span></text:span><text:span text:style-name="Strong_20_Emphasis"><text:span text:style-name="T39">do mesmo </text:span></text:span></text:p>
      <text:p text:style-name="P43"><text:span text:style-name="Strong_20_Emphasis"><text:span text:style-name="T1">Instruções Rápidas:</text:span></text:span><text:span text:style-name="T1"><text:line-break/></text:span><text:span text:style-name="T54">Pesquise por nome de aluno </text:span><text:span text:style-name="T56">ou</text:span><text:span text:style-name="T54"> matrícula </text:span><text:span text:style-name="T56">para localizar o aluno que deseja matricular, </text:span><text:span text:style-name="T57">clique no botão + para </text:span><text:span text:style-name="T58">matricular</text:span><text:span text:style-name="T57"> um aluno</text:span><text:span text:style-name="T56">;</text:span><text:span text:style-name="T1"><text:line-break/>Clique sobre o </text:span><text:span text:style-name="T58">código</text:span><text:span text:style-name="T1"> de um </text:span><text:span text:style-name="T55">aluno</text:span><text:span text:style-name="T1"> para </text:span><text:span text:style-name="T58">visualizar</text:span><text:span text:style-name="T55"> </text:span><text:span text:style-name="T58">informações de </text:span><text:span text:style-name="T55">uma matricula</text:span><text:span text:style-name="T1">.<text:line-break/>Clique no balão correspondente na coluna 'opções' para </text:span><text:span text:style-name="T58">realizar as operações de enturmações, movimentações e informações</text:span><text:span text:style-name="T1"> de um</text:span><text:span text:style-name="T55"> </text:span><text:span text:style-name="T58">aluno</text:span><text:span text:style-name="T1">.<text:line-break/></text:span></text:p>
      <text:p text:style-name="P44"><text:span text:style-name="T15">Movimentações</text:span></text:p>
      <text:p text:style-name="Text_20_body"><text:span text:style-name="Strong_20_Emphasis"><text:span text:style-name="T1">Definição: </text:span></text:span><text:span text:style-name="Strong_20_Emphasis"><text:span text:style-name="T33">Movimentações são todas as transferências </text:span></text:span><text:span text:style-name="Strong_20_Emphasis"><text:span text:style-name="T34">internas ou externas, desligamento </text:span></text:span><text:span text:style-name="Strong_20_Emphasis"><text:span text:style-name="T36">e</text:span></text:span><text:span text:style-name="Strong_20_Emphasis"><text:span text:style-name="T34"> abandono</text:span></text:span><text:span text:style-name="Strong_20_Emphasis"><text:span text:style-name="T33"> de aluno. </text:span></text:span></text:p>
      <text:p text:style-name="P21"><text:span text:style-name="Strong_20_Emphasis"><text:span text:style-name="T1">Instruções Rápidas:</text:span></text:span><text:span text:style-name="T1"><text:line-break/></text:span><text:span text:style-name="T50">Pesquise por unidade escolar, curso, nome ou código de matrícula do aluno que deseja movimentar</text:span><text:span text:style-name="T1"><text:line-break/></text:span><text:soft-page-break/><text:span text:style-name="T1">Clique n</text:span><text:span text:style-name="T50">o</text:span><text:span text:style-name="T1"> </text:span><text:span text:style-name="T50">botão </text:span><text:span text:style-name="T56">enturmações, da coluna opções,</text:span><text:span text:style-name="T50"> para transferir um aluno para outra unidade interna</text:span><text:span text:style-name="T1">.<text:line-break/>Clique n</text:span><text:span text:style-name="T50">o</text:span><text:span text:style-name="T1"> </text:span><text:span text:style-name="T50">botão transferência para transferir um aluno para outra unidade interna</text:span><text:span text:style-name="T1">.</text:span></text:p>
      <text:p text:style-name="P7">Clique no botão movimentação para visualizar o histórico da movimentação de um aluno</text:p>
      <text:p text:style-name="P18"><text:span text:style-name="T50">C</text:span><text:span text:style-name="T1">lique no botão Desligamento para transferência externa, abandono ou falecimento. </text:span></text:p>
      <text:p text:style-name="P37"/>
      <text:h text:style-name="P25" text:outline-level="3">Pessoas</text:h>
      <text:p text:style-name="P15"><text:span text:style-name="Strong_20_Emphasis"><text:span text:style-name="T2">Definição: </text:span></text:span><text:span text:style-name="Strong_20_Emphasis"><text:span text:style-name="T24">Pessoa é o ser humano considerado como sujeito de direitos e obrigações </text:span></text:span><text:span text:style-name="Strong_20_Emphasis"><text:span text:style-name="T26">e</text:span></text:span><text:span text:style-name="Strong_20_Emphasis"><text:span text:style-name="T25"> que interage com o sistema </text:span></text:span><text:span text:style-name="Strong_20_Emphasis"><text:span text:style-name="T27">de gestão escolar</text:span></text:span><text:span text:style-name="Strong_20_Emphasis"><text:span text:style-name="T25">, seja ele aluno, funcionário, </text:span></text:span><text:span text:style-name="Strong_20_Emphasis"><text:span text:style-name="T26">etc</text:span></text:span><text:span text:style-name="Strong_20_Emphasis"><text:span text:style-name="T24">. </text:span></text:span><text:span text:style-name="T2"><text:line-break/></text:span></text:p>
      <text:p text:style-name="Text_20_body"><text:span text:style-name="Strong_20_Emphasis"><text:span text:style-name="T2">Instruções Rápidas:</text:span></text:span><text:span text:style-name="T2"><text:line-break/></text:span><text:span text:style-name="T13">Pesquise pelo nome da Pessoa que deseja cadastrar. </text:span><text:span text:style-name="T2">Clique no botão + para cadastrar um</text:span><text:span text:style-name="T11">a </text:span><text:span text:style-name="T13">nova </text:span><text:span text:style-name="T11">pessoa</text:span><text:span text:style-name="T2"><text:line-break/>Clique sobre o nome de um</text:span><text:span text:style-name="T13">a Pessoa </text:span><text:span text:style-name="T2">para editá-la.<text:line-break/>Clique no balão correspondente na coluna 'opções' para ver todas as informações de um</text:span><text:span text:style-name="T13">a pessoa</text:span><text:span text:style-name="T2"> sem precisar editá-la.<text:line-break/>Clique na lixeira para remover um</text:span><text:span text:style-name="T13">a pessoa</text:span><text:span text:style-name="T2">. </text:span></text:p>
      <text:p text:style-name="P5"/>
      <text:h text:style-name="P25" text:outline-level="3">Cargos</text:h>
      <text:p text:style-name="P42"><text:span text:style-name="Strong_20_Emphasis"><text:span text:style-name="T1">Definição:</text:span></text:span><text:span text:style-name="T1"> </text:span><text:span text:style-name="T44">São funções exercidas por servidores públicos. Ex: Diretor, Secretária escolar, etc</text:span><text:span text:style-name="T1"> </text:span></text:p>
      <text:p text:style-name="P42"><text:span text:style-name="Strong_20_Emphasis"><text:span text:style-name="T1">Instruções Rápidas:</text:span></text:span><text:span text:style-name="T1"><text:line-break/>Clique no botão + para cadastrar um </text:span><text:span text:style-name="T47">cargo</text:span><text:span text:style-name="T1"><text:line-break/>Clique sobre o nome de um </text:span><text:span text:style-name="T47">cargo</text:span><text:span text:style-name="T1"> para editá-l</text:span><text:span text:style-name="T47">o</text:span><text:span text:style-name="T1">.<text:line-break/>Clique na lixeira para remover um </text:span><text:span text:style-name="T47">cargo</text:span><text:span text:style-name="T1">. </text:span></text:p>
      <text:p text:style-name="P5"/>
      <text:h text:style-name="P25" text:outline-level="3">Funcionários</text:h>
      <text:p text:style-name="P16"><text:span text:style-name="Strong_20_Emphasis"><text:span text:style-name="T1">Definição: </text:span></text:span><text:span text:style-name="Strong_20_Emphasis"><text:span text:style-name="T32">Funcionário é todo servidor publico que utiliza o sistema de gestão escolar. </text:span></text:span></text:p>
      <text:p text:style-name="Text_20_body"><text:span text:style-name="Strong_20_Emphasis"><text:span text:style-name="T1">Instruções Rápidas:</text:span></text:span><text:span text:style-name="T1"><text:line-break/>Clique no botão + para cadastrar um </text:span><text:span text:style-name="T48">funcionário</text:span><text:span text:style-name="T1"><text:line-break/>Clique sobre o nome de um </text:span><text:span text:style-name="T48">funcionário</text:span><text:span text:style-name="T1"> para editá-l</text:span><text:span text:style-name="T48">o</text:span><text:span text:style-name="T1">.<text:line-break/>Clique na lixeira para remover um </text:span><text:span text:style-name="T48">funcionário</text:span><text:span text:style-name="T1">. </text:span></text:p>
      <text:p text:style-name="P5"><text:soft-page-break/></text:p>
      <text:h text:style-name="P25" text:outline-level="3">Avaliações</text:h>
      <text:p text:style-name="P12"><text:span text:style-name="Strong_20_Emphasis"><text:span text:style-name="T1">Definição: </text:span></text:span><text:span text:style-name="Strong_20_Emphasis"><text:span text:style-name="T41">Avaliação tem por objetivo determinar o nível em que um discente domina os objetivos previstos em uma disciplina ou assunto </text:span></text:span></text:p>
      <text:p text:style-name="P16"><text:span text:style-name="Strong_20_Emphasis"><text:span text:style-name="T1">Instruções Rápidas:</text:span></text:span><text:span text:style-name="T1"><text:line-break/>Clique no botão + para cadastrar um</text:span><text:span text:style-name="T46">a Avaliação</text:span><text:span text:style-name="T1"><text:line-break/>Clique sobre o nome de uma </text:span><text:span text:style-name="T48">avaliação</text:span><text:span text:style-name="T1"> para editá-la.</text:span></text:p>
      <text:p text:style-name="P16"><text:span text:style-name="T2">Clique no balão correspondente na coluna 'opções' para ver todas as informações de um</text:span><text:span text:style-name="T13">a </text:span><text:span text:style-name="T14">avaliação</text:span><text:span text:style-name="T2"> sem precisar editá-la.</text:span><text:span text:style-name="T1"><text:line-break/>Clique na lixeira para remover uma </text:span><text:span text:style-name="T48">avaliação</text:span><text:span text:style-name="T1">. </text:span></text:p>
      <text:h text:style-name="P25" text:outline-level="3">Habilidades</text:h>
      <text:p text:style-name="P12"><text:span text:style-name="Strong_20_Emphasis"><text:span text:style-name="T1">Definição: </text:span></text:span><text:span text:style-name="Strong_20_Emphasis"><text:span text:style-name="T29">Habilidade</text:span></text:span><text:span text:style-name="Strong_20_Emphasis"><text:span text:style-name="T31">s</text:span></text:span><text:span text:style-name="Strong_20_Emphasis"><text:span text:style-name="T29"> </text:span></text:span><text:span text:style-name="Strong_20_Emphasis"><text:span text:style-name="T31">são</text:span></text:span><text:span text:style-name="Strong_20_Emphasis"><text:span text:style-name="T29"> </text:span></text:span><text:span text:style-name="Strong_20_Emphasis"><text:span text:style-name="T31">c</text:span></text:span><text:span text:style-name="Strong_20_Emphasis"><text:span text:style-name="T29">onjunto de características do repertório do indivíduo relacionado às suas capacidades, conhecimentos e atitudes, que confere competência ao mesmo. </text:span></text:span></text:p>
      <text:p text:style-name="Text_20_body"><text:span text:style-name="Strong_20_Emphasis"><text:span text:style-name="T1">Instruções Rápidas:</text:span></text:span><text:span text:style-name="T1"><text:line-break/>Clique no botão + para cadastrar um</text:span><text:span text:style-name="T45">a Habilidade </text:span><text:span text:style-name="T1"><text:line-break/>Clique sobre o nome de uma </text:span><text:span text:style-name="T46">Habilidade</text:span><text:span text:style-name="T1"> para editá-la.<text:line-break/>Clique na lixeira para remover uma </text:span><text:span text:style-name="T46">Habilidade</text:span><text:span text:style-name="T1">. </text:span></text:p>
      <text:h text:style-name="P25" text:outline-level="3"><text:span text:style-name="T77">T</text:span>ipos de Avaliações</text:h>
      <text:p text:style-name="P13"><text:span text:style-name="Strong_20_Emphasis"><text:span text:style-name="T1">Definição: </text:span></text:span><text:span text:style-name="Strong_20_Emphasis"><text:span text:style-name="T30">Tipos de avaliações</text:span></text:span><text:span text:style-name="Strong_20_Emphasis"><text:span text:style-name="T45"> </text:span></text:span><text:span text:style-name="Strong_20_Emphasis"><text:span text:style-name="T30">são os diversos meios de coleta de informações, utilizados para possibilitar a avaliação e a análise pedagógica do rendimento escolar evidenciado pelo discente. Ex: Prova, Prova de recuperação. Etc.</text:span></text:span></text:p>
      <text:p text:style-name="P14"><text:span text:style-name="Strong_20_Emphasis"><text:span text:style-name="T1">Instruções Rápidas:</text:span></text:span><text:span text:style-name="T1"><text:line-break/>Clique no botão + para cadastrar um </text:span><text:span text:style-name="T45">Tipo de avaliação</text:span><text:span text:style-name="T1"><text:line-break/>Clique sobre o nome de um </text:span><text:span text:style-name="T45">Tipo de avaliação</text:span><text:span text:style-name="T1"> para editá-la.<text:line-break/>Clique na lixeira para remover um </text:span><text:span text:style-name="T45">Tipo de avaliação</text:span><text:span text:style-name="T1">. </text:span></text:p>
      <text:p text:style-name="P5"/>
      <text:h text:style-name="P26" text:outline-level="3">Usuários</text:h>
      <text:p text:style-name="Text_20_body"><text:span text:style-name="Strong_20_Emphasis"><text:span text:style-name="T1">Definição: </text:span></text:span><text:span text:style-name="T1">Usuários são as pessoas que são habilitadas a acessar o Sistema Erudio. ex: Professores, Diretores, Alunos, Pais... </text:span></text:p>
      <text:p text:style-name="Text_20_body"><text:span text:style-name="Strong_20_Emphasis"><text:span text:style-name="T1">Instruções Rápidas:</text:span></text:span><text:span text:style-name="T1"><text:line-break/>Clique no botão + para cadastrar um Usuário<text:line-break/>Clique sobre o nome de um Usuário para editá-lo.<text:line-break/>Clique na lixeira para remover um Usuário. </text:span></text:p>
      <text:p text:style-name="P3"><text:soft-page-break/></text:p>
      <text:h text:style-name="P23" text:outline-level="3">Permissões</text:h>
      <text:p text:style-name="Text_20_body"><text:span text:style-name="Strong_20_Emphasis"><text:span text:style-name="T1">Definição: </text:span></text:span><text:span text:style-name="T1">Permissões são os níveis de acesso que cada usuário pode ter, de acordo com a função que exerce, podendo ver e/ou alterar informações dos módulos do sistema. <text:line-break/>ex: Permissão para alunos os habilitam a ver as notas, mas professores têm a permissão de também incluí-las. </text:span></text:p>
      <text:p text:style-name="P17"><text:span text:style-name="Strong_20_Emphasis"><text:span text:style-name="T1">Instruções Rápidas:</text:span></text:span><text:span text:style-name="T1"><text:line-break/></text:span><text:span text:style-name="T49">Pesquise por um usuário cadastrado que deseja cadastrar/alterar permissões, selecione o grupo de permissão que deseja incluir para o usuário</text:span><text:span text:style-name="T1"><text:line-break/>Clique sobre o nome de um Usuário para editá-lo.<text:line-break/>Clique na lixeira para remover </text:span><text:span text:style-name="T49">todas as permissões de um usuário</text:span><text:span text:style-name="T1">. </text:span></text:p>
      <text:p text:style-name="P3"/>
      <text:p text:style-name="P5"/>
      <text:p text:style-name="P4"/>
      <text:p text:style-name="P4"/>
      <text:p text:style-name="P3"/>
      <text:p text:style-name="P3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5:05:17.168520363</meta:creation-date>
    <dc:date>2016-06-03T14:50:46.262103092</dc:date>
    <meta:editing-duration>PT5H11M18S</meta:editing-duration>
    <meta:editing-cycles>10</meta:editing-cycles>
    <meta:generator>LibreOffice/5.1.2.2$Linux_X86_64 LibreOffice_project/10m0$Build-2</meta:generator>
    <meta:document-statistic meta:table-count="0" meta:image-count="0" meta:object-count="0" meta:page-count="7" meta:paragraph-count="78" meta:word-count="1505" meta:character-count="9774" meta:non-whitespace-character-count="8308"/>
  </office:meta>
</office:document-meta>
</file>